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ac90" officeooo:paragraph-rsid="001dac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 para formulário de pesquisa para Agenda Escolar:</text:p>
      <text:p text:style-name="Standard"/>
      <text:p text:style-name="Standard"><text:a xlink:type="simple" xlink:href="https://forms.gle/TrxMWi1QjUxvpT3PA" text:style-name="Internet_20_link" text:visited-style-name="Visited_20_Internet_20_Link">https://forms.gle/TrxMWi1QjUxvpT3PA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4T10:25:21.468910160</meta:creation-date>
    <dc:date>2024-06-06T21:13:13.877000000</dc:date>
    <meta:editing-duration>PT51M9S</meta:editing-duration>
    <meta:editing-cycles>2</meta:editing-cycles>
    <meta:generator>LibreOffice/24.2.0.3$Windows_X86_64 LibreOffice_project/da48488a73ddd66ea24cf16bbc4f7b9c08e9bea1</meta:generator>
    <meta:document-statistic meta:table-count="0" meta:image-count="0" meta:object-count="0" meta:page-count="1" meta:paragraph-count="2" meta:word-count="9" meta:character-count="88" meta:non-whitespace-character-count="81"/>
  </office:meta>
</office:document-meta>
</file>